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2ce7"/>
    </style:style>
    <style:style style:name="P2" style:family="paragraph" style:parent-style-name="Standard">
      <style:text-properties officeooo:rsid="00102ce7" officeooo:paragraph-rsid="00102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No 3: </text:p>
      <text:p text:style-name="P1"/>
      <text:p text:style-name="P2">Aim:</text:p>
      <text:p text:style-name="P1">Load your class Marklist data from a csv (comma-separated value) file into numpy array. Perform the following operations to inspect your array: Len(), ndim, size, dtype, shape, info(). </text:p>
      <text:p text:style-name="Standard"/>
      <text:p text:style-name="P2">Program:</text:p>
      <text:p text:style-name="Standard">import numpy as np</text:p>
      <text:p text:style-name="Standard">import os</text:p>
      <text:p text:style-name="Standard"/>
      <text:p text:style-name="Standard"># To confirm script location</text:p>
      <text:p text:style-name="Standard">print("Current Working Directory:", os.getcwd())</text:p>
      <text:p text:style-name="Standard"/>
      <text:p text:style-name="Standard"># Load CSV from full path</text:p>
      <text:p text:style-name="Standard">data = np.genfromtxt(r"C:\Users\computer\Documents\Python\AdvancedPython\AdvancedPython\marklist.csv",</text:p>
      <text:p text:style-name="Standard"><text:s text:c="21"/>delimiter=",", dtype=None, encoding="utf-8", skip_header=1)</text:p>
      <text:p text:style-name="Standard"/>
      <text:p text:style-name="Standard">print("\nData Loaded:\n", data)</text:p>
      <text:p text:style-name="Standard"/>
      <text:p text:style-name="Standard">print("\nLength of array:", len(data))</text:p>
      <text:p text:style-name="Standard">print("Number of dimensions:", data.ndim)</text:p>
      <text:p text:style-name="Standard">print("Size (Total Elements):", data.size)</text:p>
      <text:p text:style-name="Standard">print("Data Type:", data.dtype)</text:p>
      <text:p text:style-name="Standard">print("Shape (Rows, Columns):", data.shape)</text:p>
      <text:p text:style-name="Standard"/>
      <text:p text:style-name="Standard">print("\nExtra Info:")</text:p>
      <text:p text:style-name="Standard">print("Item size:", data.itemsize)</text:p>
      <text:p text:style-name="Standard">print("Total Bytes:", data.nbytes)</text:p>
      <text:p text:style-name="Standard"/>
      <text:p text:style-name="P2">OUTPUT:</text:p>
      <text:p text:style-name="P2">Current Working Directory: C:\Users\computer\Documents\Python\AdvancedPython</text:p>
      <text:p text:style-name="P2"/>
      <text:p text:style-name="P2">Data Loaded:</text:p>
      <text:p text:style-name="P2"><text:s/>[(1, 'Rejish', 78, 85, 80) (2, 'Vishnu', 90, 88, 92)</text:p>
      <text:p text:style-name="P2"><text:s/>(3, 'Harish', 67, 74, 70) (4, 'Vishal', 82, 79, 84)</text:p>
      <text:p text:style-name="P2"><text:s/>(5, 'Sajin', 75, 68, 72)]</text:p>
      <text:p text:style-name="P2"/>
      <text:p text:style-name="P2">Length of array: 5</text:p>
      <text:p text:style-name="P2">Number of dimensions: 1</text:p>
      <text:p text:style-name="P2">Size (Total Elements): 5</text:p>
      <text:p text:style-name="P2">Data Type: [('f0', '&lt;i8'), ('f1', '&lt;U6'), ('f2', '&lt;i8'), ('f3', '&lt;i8'), ('f4', '&lt;i8')]</text:p>
      <text:p text:style-name="P2">Shape (Rows, Columns): (5,)</text:p>
      <text:p text:style-name="P2"/>
      <text:p text:style-name="P2">Extra Info:</text:p>
      <text:p text:style-name="P2">Item size: 56</text:p>
      <text:p text:style-name="P2">Total Bytes: 28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3:21:47.629876300</meta:creation-date>
    <dc:date>2025-12-07T23:24:54.198439000</dc:date>
    <meta:editing-duration>PT3M7S</meta:editing-duration>
    <meta:editing-cycles>1</meta:editing-cycles>
    <meta:document-statistic meta:table-count="0" meta:image-count="0" meta:object-count="0" meta:page-count="1" meta:paragraph-count="34" meta:word-count="159" meta:character-count="1276" meta:non-whitespace-character-count="1125"/>
    <meta:generator>LibreOffice/25.8.2.2$Windows_X86_64 LibreOffice_project/d401f2107ccab8f924a8e2df40f573aab7605b6f</meta:generator>
  </office:meta>
</office:document-meta>
</file>